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77f2"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77f2" style:font-name="Arial" style:font-size-asian="11pt" style:font-size-complex="11pt"/>
    </style:style>
    <style:style style:family="paragraph" style:name="P5" style:parent-style-name="Standard">
      <style:text-properties officeooo:paragraph-rsid="000577f2" style:text-underline-color="font-color" style:text-underline-style="solid" style:text-underline-width="auto"/>
    </style:style>
    <style:style style:family="paragraph" style:name="P6" style:parent-style-name="Standard">
      <style:paragraph-properties fo:margin-bottom="2.131cm" fo:margin-top="0cm" fo:text-align="start" loext:contextual-spacing="false" style:justify-single-word="false"/>
      <style:text-properties fo:font-size="10pt" officeooo:paragraph-rsid="000577f2" style:font-name="Arial" style:font-size-asian="10pt" style:font-size-complex="10pt"/>
    </style:style>
    <style:style style:family="paragraph" style:name="P7" style:parent-style-name="UrbanBody">
      <style:text-properties style:font-name="arial"/>
    </style:style>
    <style:style style:family="paragraph" style:name="P8" style:parent-style-name="UrbanBody">
      <loext:graphic-properties draw:fill="none" draw:fill-color="#99ccff"/>
      <style:paragraph-properties fo:background-color="transparent" fo:margin-left="0cm" fo:margin-right="-0.801cm" fo:text-align="start" fo:text-indent="0cm" style:auto-text-indent="false" style:justify-single-word="false">
        <style:tab-stops/>
      </style:paragraph-properties>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UrbanTitle">
      <style:text-properties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8">
      <style:text-properties fo:font-size="12pt" style:font-size-asian="12pt" style:font-size-complex="12pt"/>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
          </table:table-cell>
          <table:table-cell office:value-type="string" table:style-name="Tableau1.A1">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false="" text:string-value-if-true="&quot;mailed_data.getPersonTitleValue(short=True)&quot;">mailed_data.getPersonTitleValue(short=True)</text:conditional-text></text:span><text:span text:style-name="T7"><text:s/></text:span><text:span text:style-name="T6"><text:conditional-text text:condition="ooow:&quot;view.do_mailing()&quot;" text:string-value-if-false="" text:string-value-if-true="&quot;mailed_data.name1&quot;">mailed_data.name1</text:conditional-text></text:span><text:span text:style-name="T7"><text:s/></text:span><text:span text:style-name="T6"><text:conditional-text text:condition="ooow:&quot;view.do_mailing()&quot;" text:string-value-if-false="" text:string-value-if-true="&quot;mailed_data.name2&quot;">mailed_data.name2</text:conditional-text></text:span><text:span text:style-name="T7"><text:line-break/></text:span><text:span text:style-name="T6"><text:conditional-text text:condition="ooow:&quot;view.do_mailing()&quot;" text:string-value-if-false="" text:string-value-if-true="&quot;mailed_data.street&quot;">mailed_data.street</text:conditional-text></text:span><text:span text:style-name="T6">, </text:span><text:span text:style-name="T6"><text:conditional-text text:condition="ooow:&quot;view.do_mailing()&quot;" text:string-value-if-false="" text:string-value-if-true="&quot;mailed_data.number&quot;">mailed_data.number</text:conditional-text></text:span><text:span text:style-name="T7"><text:line-break/></text:span><text:span text:style-name="T6"><text:conditional-text text:condition="ooow:&quot;view.do_mailing()&quot;" text:string-value-if-false="" text:string-value-if-true="&quot;mailed_data.zipcode&quot;">mailed_data.zipcode</text:conditional-text></text:span><text:span text:style-name="T6"> </text:span><text:span text:style-name="T6"><text:conditional-text text:condition="ooow:&quot;view.do_mailing()&quot;" text:string-value-if-false="" text:string-value-if-true="&quot;mailed_data.city&quot;">mailed_data.city</text:conditional-text></text:span></text:p>
          </table:table-cell>
        </table:table-row>
      </table:table>
      <text:p text:style-name="P5"/>
      <text:p text:style-name="P9">Transmis de la décision concernant un permis d'urbanisme</text:p>
      <text:p text:style-name="P7"/>
      <text:p text:style-name="P7"><text:span text:style-name="T8"/></text:p>
      <text:p text:style-name="P7"/>
      <text:p text:style-name="P7"><office:annotation><dc:creator>Gauthier Bastien</dc:creator><dc:date>2011-02-16T16:12:24</dc:date><text:p text:style-name="P11"><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1"><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7"/>
      <text:p text:style-name="P7">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7">La requête doit être envoyée au Conseil d’Etat, par lettre recommandée à la poste.</text:p>
      <text:p text:style-name="P7">La requête est datée et contient en application de l’article 1er du règlement de procédure :</text:p>
      <text:list text:style-name="L1" xml:id="list1472039982">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7">Par ailleurs, aux termes de l’article 85 du règlement de procédure, trois copies certifiées conformes par le signataire doivent être jointes à la requête, outre autant d’exemplaires qu’il y a de parties adverses en cause.</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UrbanBody"/>
      <text:p text:style-name="UrbanBody"/>
      <text:p text:style-name="UrbanBody"><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77f2"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77f2" style:font-name="Arial" style:font-size-asian="11pt" style:font-size-complex="11pt"/>
    </style:style>
    <style:style style:family="paragraph" style:name="P5" style:parent-style-name="Standard">
      <style:text-properties officeooo:paragraph-rsid="000577f2" style:text-underline-color="font-color" style:text-underline-style="solid" style:text-underline-width="auto"/>
    </style:style>
    <style:style style:family="paragraph" style:name="P6" style:parent-style-name="Standard">
      <style:paragraph-properties fo:margin-bottom="2.131cm" fo:margin-top="0cm" fo:text-align="start" loext:contextual-spacing="false" style:justify-single-word="false"/>
      <style:text-properties fo:font-size="10pt" officeooo:paragraph-rsid="000577f2" style:font-name="Arial" style:font-size-asian="10pt" style:font-size-complex="10pt"/>
    </style:style>
    <style:style style:family="paragraph" style:name="P7" style:parent-style-name="UrbanBody">
      <style:text-properties style:font-name="arial"/>
    </style:style>
    <style:style style:family="paragraph" style:name="P8" style:parent-style-name="UrbanBody">
      <loext:graphic-properties draw:fill="none" draw:fill-color="#99ccff"/>
      <style:paragraph-properties fo:background-color="transparent" fo:margin-left="0cm" fo:margin-right="-0.801cm" fo:text-align="start" fo:text-indent="0cm" style:auto-text-indent="false" style:justify-single-word="false">
        <style:tab-stops/>
      </style:paragraph-properties>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UrbanTitle">
      <style:text-properties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8">
      <style:text-properties fo:font-size="12pt" style:font-size-asian="12pt" style:font-size-complex="12pt"/>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
          </table:table-cell>
          <table:table-cell office:value-type="string" table:style-name="Tableau1.A1">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false="" text:string-value-if-true="&quot;mailed_data.getPersonTitleValue(short=True)&quot;">mailed_data.getPersonTitleValue(short=True)</text:conditional-text></text:span><text:span text:style-name="T7"><text:s/></text:span><text:span text:style-name="T6"><text:conditional-text text:condition="ooow:&quot;view.do_mailing()&quot;" text:string-value-if-false="" text:string-value-if-true="&quot;mailed_data.name1&quot;">mailed_data.name1</text:conditional-text></text:span><text:span text:style-name="T7"><text:s/></text:span><text:span text:style-name="T6"><text:conditional-text text:condition="ooow:&quot;view.do_mailing()&quot;" text:string-value-if-false="" text:string-value-if-true="&quot;mailed_data.name2&quot;">mailed_data.name2</text:conditional-text></text:span><text:span text:style-name="T7"><text:line-break/></text:span><text:span text:style-name="T6"><text:conditional-text text:condition="ooow:&quot;view.do_mailing()&quot;" text:string-value-if-false="" text:string-value-if-true="&quot;mailed_data.street&quot;">mailed_data.street</text:conditional-text></text:span><text:span text:style-name="T6">, </text:span><text:span text:style-name="T6"><text:conditional-text text:condition="ooow:&quot;view.do_mailing()&quot;" text:string-value-if-false="" text:string-value-if-true="&quot;mailed_data.number&quot;">mailed_data.number</text:conditional-text></text:span><text:span text:style-name="T7"><text:line-break/></text:span><text:span text:style-name="T6"><text:conditional-text text:condition="ooow:&quot;view.do_mailing()&quot;" text:string-value-if-false="" text:string-value-if-true="&quot;mailed_data.zipcode&quot;">mailed_data.zipcode</text:conditional-text></text:span><text:span text:style-name="T6"> </text:span><text:span text:style-name="T6"><text:conditional-text text:condition="ooow:&quot;view.do_mailing()&quot;" text:string-value-if-false="" text:string-value-if-true="&quot;mailed_data.city&quot;">mailed_data.city</text:conditional-text></text:span></text:p>
          </table:table-cell>
        </table:table-row>
      </table:table>
      <text:p text:style-name="P5"/>
      <text:p text:style-name="P9">Transmis de la décision concernant un permis d'urbanisme</text:p>
      <text:p text:style-name="P7"/>
      <text:p text:style-name="P7"><text:span text:style-name="T8"/></text:p>
      <text:p text:style-name="P7"/>
      <text:p text:style-name="P7"><office:annotation><dc:creator>Gauthier Bastien</dc:creator><dc:date>2011-02-16T16:12:24</dc:date><text:p text:style-name="P11"><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1"><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7"/>
      <text:p text:style-name="P7">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7">La requête doit être envoyée au Conseil d’Etat, par lettre recommandée à la poste.</text:p>
      <text:p text:style-name="P7">La requête est datée et contient en application de l’article 1er du règlement de procédure :</text:p>
      <text:list text:style-name="L1" xml:id="list1472039982">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7">Par ailleurs, aux termes de l’article 85 du règlement de procédure, trois copies certifiées conformes par le signataire doivent être jointes à la requête, outre autant d’exemplaires qu’il y a de parties adverses en cause.</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UrbanBody"/>
      <text:p text:style-name="UrbanBody"/>
      <text:p text:style-name="UrbanBody"><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77f2"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77f2" style:font-name="Arial" style:font-size-asian="11pt" style:font-size-complex="11pt"/>
    </style:style>
    <style:style style:family="paragraph" style:name="P5" style:parent-style-name="Standard">
      <style:text-properties officeooo:paragraph-rsid="000577f2" style:text-underline-color="font-color" style:text-underline-style="solid" style:text-underline-width="auto"/>
    </style:style>
    <style:style style:family="paragraph" style:name="P6" style:parent-style-name="Standard">
      <style:paragraph-properties fo:margin-bottom="2.131cm" fo:margin-top="0cm" fo:text-align="start" loext:contextual-spacing="false" style:justify-single-word="false"/>
      <style:text-properties fo:font-size="10pt" officeooo:paragraph-rsid="000577f2" style:font-name="Arial" style:font-size-asian="10pt" style:font-size-complex="10pt"/>
    </style:style>
    <style:style style:family="paragraph" style:name="P7" style:parent-style-name="UrbanBody">
      <style:text-properties style:font-name="arial"/>
    </style:style>
    <style:style style:family="paragraph" style:name="P8" style:parent-style-name="UrbanBody">
      <loext:graphic-properties draw:fill="none" draw:fill-color="#99ccff"/>
      <style:paragraph-properties fo:background-color="transparent" fo:margin-left="0cm" fo:margin-right="-0.801cm" fo:text-align="start" fo:text-indent="0cm" style:auto-text-indent="false" style:justify-single-word="false">
        <style:tab-stops/>
      </style:paragraph-properties>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UrbanTitle">
      <style:text-properties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8">
      <style:text-properties fo:font-size="12pt" style:font-size-asian="12pt" style:font-size-complex="12pt"/>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
          </table:table-cell>
          <table:table-cell office:value-type="string" table:style-name="Tableau1.A1">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false="" text:string-value-if-true="&quot;mailed_data.getPersonTitleValue(short=True)&quot;">mailed_data.getPersonTitleValue(short=True)</text:conditional-text></text:span><text:span text:style-name="T7"><text:s/></text:span><text:span text:style-name="T6"><text:conditional-text text:condition="ooow:&quot;view.do_mailing()&quot;" text:string-value-if-false="" text:string-value-if-true="&quot;mailed_data.name1&quot;">mailed_data.name1</text:conditional-text></text:span><text:span text:style-name="T7"><text:s/></text:span><text:span text:style-name="T6"><text:conditional-text text:condition="ooow:&quot;view.do_mailing()&quot;" text:string-value-if-false="" text:string-value-if-true="&quot;mailed_data.name2&quot;">mailed_data.name2</text:conditional-text></text:span><text:span text:style-name="T7"><text:line-break/></text:span><text:span text:style-name="T6"><text:conditional-text text:condition="ooow:&quot;view.do_mailing()&quot;" text:string-value-if-false="" text:string-value-if-true="&quot;mailed_data.street&quot;">mailed_data.street</text:conditional-text></text:span><text:span text:style-name="T6">, </text:span><text:span text:style-name="T6"><text:conditional-text text:condition="ooow:&quot;view.do_mailing()&quot;" text:string-value-if-false="" text:string-value-if-true="&quot;mailed_data.number&quot;">mailed_data.number</text:conditional-text></text:span><text:span text:style-name="T7"><text:line-break/></text:span><text:span text:style-name="T6"><text:conditional-text text:condition="ooow:&quot;view.do_mailing()&quot;" text:string-value-if-false="" text:string-value-if-true="&quot;mailed_data.zipcode&quot;">mailed_data.zipcode</text:conditional-text></text:span><text:span text:style-name="T6"> </text:span><text:span text:style-name="T6"><text:conditional-text text:condition="ooow:&quot;view.do_mailing()&quot;" text:string-value-if-false="" text:string-value-if-true="&quot;mailed_data.city&quot;">mailed_data.city</text:conditional-text></text:span></text:p>
          </table:table-cell>
        </table:table-row>
      </table:table>
      <text:p text:style-name="P5"/>
      <text:p text:style-name="P9">Transmis de la décision concernant un permis d'urbanisme</text:p>
      <text:p text:style-name="P7"/>
      <text:p text:style-name="P7"><text:span text:style-name="T8"/></text:p>
      <text:p text:style-name="P7"/>
      <text:p text:style-name="P7"><office:annotation><dc:creator>Gauthier Bastien</dc:creator><dc:date>2011-02-16T16:12:24</dc:date><text:p text:style-name="P11"><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1"><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7"/>
      <text:p text:style-name="P7">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7">La requête doit être envoyée au Conseil d’Etat, par lettre recommandée à la poste.</text:p>
      <text:p text:style-name="P7">La requête est datée et contient en application de l’article 1er du règlement de procédure :</text:p>
      <text:list text:style-name="L1" xml:id="list1472039982">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7">Par ailleurs, aux termes de l’article 85 du règlement de procédure, trois copies certifiées conformes par le signataire doivent être jointes à la requête, outre autant d’exemplaires qu’il y a de parties adverses en cause.</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UrbanBody"/>
      <text:p text:style-name="UrbanBody"/>
      <text:p text:style-name="UrbanBody"><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77f2"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77f2" style:font-name="Arial" style:font-size-asian="11pt" style:font-size-complex="11pt"/>
    </style:style>
    <style:style style:family="paragraph" style:name="P5" style:parent-style-name="Standard">
      <style:text-properties officeooo:paragraph-rsid="000577f2" style:text-underline-color="font-color" style:text-underline-style="solid" style:text-underline-width="auto"/>
    </style:style>
    <style:style style:family="paragraph" style:name="P6" style:parent-style-name="Standard">
      <style:paragraph-properties fo:margin-bottom="2.131cm" fo:margin-top="0cm" fo:text-align="start" loext:contextual-spacing="false" style:justify-single-word="false"/>
      <style:text-properties fo:font-size="10pt" officeooo:paragraph-rsid="000577f2" style:font-name="Arial" style:font-size-asian="10pt" style:font-size-complex="10pt"/>
    </style:style>
    <style:style style:family="paragraph" style:name="P7" style:parent-style-name="UrbanBody">
      <style:text-properties style:font-name="arial"/>
    </style:style>
    <style:style style:family="paragraph" style:name="P8" style:parent-style-name="UrbanBody">
      <loext:graphic-properties draw:fill="none" draw:fill-color="#99ccff"/>
      <style:paragraph-properties fo:background-color="transparent" fo:margin-left="0cm" fo:margin-right="-0.801cm" fo:text-align="start" fo:text-indent="0cm" style:auto-text-indent="false" style:justify-single-word="false">
        <style:tab-stops/>
      </style:paragraph-properties>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UrbanTitle">
      <style:text-properties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8">
      <style:text-properties fo:font-size="12pt" style:font-size-asian="12pt" style:font-size-complex="12pt"/>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1"><text:span text:style-name="T9">do text</text:span></text:p><text:p text:style-name="P11"><text:span text:style-name="T9">from document(at=header, format='odt')</text:span></text:p></office:annotation><text:span text:style-name="T2">Import depuis header.odt</text:span></text:p>
          </table:table-cell>
          <table:table-cell office:value-type="string" table:style-name="Tableau1.A1">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false="" text:string-value-if-true="&quot;mailed_data.getPersonTitleValue(short=True)&quot;">mailed_data.getPersonTitleValue(short=True)</text:conditional-text></text:span><text:span text:style-name="T7"><text:s/></text:span><text:span text:style-name="T6"><text:conditional-text text:condition="ooow:&quot;view.do_mailing()&quot;" text:string-value-if-false="" text:string-value-if-true="&quot;mailed_data.name1&quot;">mailed_data.name1</text:conditional-text></text:span><text:span text:style-name="T7"><text:s/></text:span><text:span text:style-name="T6"><text:conditional-text text:condition="ooow:&quot;view.do_mailing()&quot;" text:string-value-if-false="" text:string-value-if-true="&quot;mailed_data.name2&quot;">mailed_data.name2</text:conditional-text></text:span><text:span text:style-name="T7"><text:line-break/></text:span><text:span text:style-name="T6"><text:conditional-text text:condition="ooow:&quot;view.do_mailing()&quot;" text:string-value-if-false="" text:string-value-if-true="&quot;mailed_data.street&quot;">mailed_data.street</text:conditional-text></text:span><text:span text:style-name="T6">, </text:span><text:span text:style-name="T6"><text:conditional-text text:condition="ooow:&quot;view.do_mailing()&quot;" text:string-value-if-false="" text:string-value-if-true="&quot;mailed_data.number&quot;">mailed_data.number</text:conditional-text></text:span><text:span text:style-name="T7"><text:line-break/></text:span><text:span text:style-name="T6"><text:conditional-text text:condition="ooow:&quot;view.do_mailing()&quot;" text:string-value-if-false="" text:string-value-if-true="&quot;mailed_data.zipcode&quot;">mailed_data.zipcode</text:conditional-text></text:span><text:span text:style-name="T6"> </text:span><text:span text:style-name="T6"><text:conditional-text text:condition="ooow:&quot;view.do_mailing()&quot;" text:string-value-if-false="" text:string-value-if-true="&quot;mailed_data.city&quot;">mailed_data.city</text:conditional-text></text:span></text:p>
          </table:table-cell>
        </table:table-row>
      </table:table>
      <text:p text:style-name="P5"/>
      <text:p text:style-name="P9">Transmis de la décision concernant un permis d'urbanisme</text:p>
      <text:p text:style-name="P7"/>
      <text:p text:style-name="P7"><text:span text:style-name="T8"/></text:p>
      <text:p text:style-name="P7"/>
      <text:p text:style-name="P7"><office:annotation><dc:creator>Gauthier Bastien</dc:creator><dc:date>2011-02-16T16:12:24</dc:date><text:p text:style-name="P11"><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1"><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7"/>
      <text:p text:style-name="P7">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7">La requête doit être envoyée au Conseil d’Etat, par lettre recommandée à la poste.</text:p>
      <text:p text:style-name="P7">La requête est datée et contient en application de l’article 1er du règlement de procédure :</text:p>
      <text:list text:style-name="L1" xml:id="list1472039982">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7">Par ailleurs, aux termes de l’article 85 du règlement de procédure, trois copies certifiées conformes par le signataire doivent être jointes à la requête, outre autant d’exemplaires qu’il y a de parties adverses en cause.</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UrbanBody"/>
      <text:p text:style-name="UrbanBody"/>
      <text:p text:style-name="UrbanBody"><office:annotation><dc:creator>Gauthier Bastien</dc:creator><dc:date>2011-01-13T14:56:41</dc:date><text:p text:style-name="P11"><text:span text:style-name="T9">do text</text:span></text:p><text:p text:style-name="P11"><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22:27.200999155</dc:date>
    <dc:language>fr-FR</dc:language>
    <meta:editing-cycles>146</meta:editing-cycles>
    <meta:editing-duration>P2DT7H45M5S</meta:editing-duration>
    <meta:document-statistic meta:table-count="1" meta:image-count="0" meta:object-count="0" meta:page-count="1" meta:paragraph-count="21" meta:word-count="295" meta:character-count="2060" meta:non-whitespace-character-count="1808"/>
    <meta:user-defined meta:name="Info 1"/>
    <meta:user-defined meta:name="Info 2"/>
    <meta:user-defined meta:name="Info 3"/>
    <meta:user-defined meta:name="Info 4"/>
  </office:meta>
</office:document-meta>
</file>